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76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ext-properties style:font-name="Calibri" style:font-name-complex="Calibri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UserStories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herkin segue conforme o modelo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ositório G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ório com todos itens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erências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balho atende ao enunciado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Stories cobrem o necessário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theus Homrich</meta:initial-creator>
    <meta:creation-date>2020-09-28T13:15:12</meta:creation-date>
    <dc:date>2020-09-28T17:56:09.900000000</dc:date>
    <meta:generator>LibreOffice/6.3.5.2$Windows_X86_64 LibreOffice_project/dd0751754f11728f69b42ee2af66670068624673</meta:generator>
    <meta:editing-duration>PT3M12S</meta:editing-duration>
    <meta:editing-cycles>1</meta:editing-cycles>
    <meta:document-statistic meta:table-count="1" meta:cell-count="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